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style:contextual-spacing="false" fo:line-height="100%" fo:text-indent="0in" style:auto-text-indent="false"/>
    </style:style>
    <style:style style:name="P2" style:family="paragraph" style:parent-style-name="Standard">
      <style:paragraph-properties fo:margin-left="0in" fo:margin-right="0in" fo:margin-top="0.139in" fo:margin-bottom="0in" style:contextual-spacing="false" fo:line-height="100%" fo:text-indent="0in" style:auto-text-indent="false"/>
    </style:style>
    <style:style style:name="P3" style:family="paragraph" style:parent-style-name="Standard">
      <style:paragraph-properties fo:margin-left="0.25in" fo:margin-right="0in" fo:margin-top="0.0417in" fo:margin-bottom="0in" style:contextual-spacing="false" fo:line-height="100%" fo:text-indent="0in" style:auto-text-indent="false"/>
    </style:style>
    <style:style style:name="P4" style:family="paragraph" style:parent-style-name="Standard">
      <style:paragraph-properties fo:margin-left="0.25in" fo:margin-right="0in" fo:margin-top="0.0417in" fo:margin-bottom="0.0555in" style: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loext:opacity="100%" fo:font-style="italic" fo:font-weight="bold" style:font-style-asian="italic" style:font-weight-asian="bold"/>
    </style:style>
    <style:style style:name="P7" style:family="paragraph" style:parent-style-name="Standard">
      <style:paragraph-properties fo:margin-left="1.5in" fo:margin-right="0in" fo:text-indent="0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2">
      <style:paragraph-properties fo:margin-left="0.25in" fo:margin-right="0in" fo:text-indent="0in" style:auto-text-indent="false"/>
    </style:style>
    <style:style style:name="P10" style:family="paragraph" style:parent-style-name="Heading_20_2">
      <style:paragraph-properties fo:margin-left="0in" fo:margin-right="0in" fo:orphans="0" fo:widows="0" fo:text-indent="0in" style:auto-text-indent="false"/>
    </style:style>
    <style:style style:name="P11" style:family="paragraph" style:parent-style-name="Standard">
      <style:text-properties fo:font-size="8pt" fo:font-style="italic" style:font-size-asian="8pt" style:font-style-asian="italic" style:font-size-complex="8pt"/>
    </style:style>
    <style:style style:name="P12" style:family="paragraph" style:parent-style-name="Standard" style:master-page-name="Standard">
      <style:paragraph-properties style:page-number="1"/>
      <style:text-properties fo:color="#4522a9" loext:opacity="100%" fo:font-size="18pt" fo:font-weight="bold" style:font-size-asian="18pt" style:font-weight-asian="bold" style:font-size-complex="18pt"/>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3">
      <style:paragraph-properties fo:margin-left="1.5in" fo:margin-right="0in" fo:text-indent="-0.25in" style:auto-text-indent="false"/>
    </style:style>
    <style:style style:name="P17" style:family="paragraph" style:parent-style-name="Standard" style:list-style-name="WWNum3">
      <style:paragraph-properties fo:margin-left="2in" fo:margin-right="0in" fo:text-indent="-0.25in" style:auto-text-indent="false"/>
    </style:style>
    <style:style style:name="P18" style:family="paragraph" style:parent-style-name="Standard" style:list-style-name="WWNum3">
      <style:paragraph-properties fo:margin-left="1.5in" fo:margin-right="0in" fo:text-indent="-0.25in" style:auto-text-indent="false"/>
      <style:text-properties officeooo:paragraph-rsid="001c9ce4"/>
    </style:style>
    <style:style style:name="P19" style:family="paragraph" style:parent-style-name="Standard" style:list-style-name="WWNum3">
      <style:paragraph-properties fo:margin-left="0.5in" fo:margin-right="0in" fo:text-indent="-0.25in" style:auto-text-indent="false"/>
      <style:text-properties officeooo:rsid="0023d75e" officeooo:paragraph-rsid="0023d75e"/>
    </style:style>
    <style:style style:name="P20" style:family="paragraph" style:parent-style-name="Standard" style:list-style-name="WWNum3">
      <style:text-properties fo:color="#000000" loext:opacity="100%" fo:font-style="italic" style:font-style-asian="italic"/>
    </style:style>
    <style:style style:name="P21" style:family="paragraph" style:parent-style-name="Standard" style:list-style-name="WWNum3">
      <style:text-properties fo:color="#000000" loext:opacity="100%"/>
    </style:style>
    <style:style style:name="P22" style:family="paragraph" style:parent-style-name="Standard" style:list-style-name="WWNum3">
      <style:paragraph-properties fo:margin-left="1.5in" fo:margin-right="0in" fo:text-indent="-0.25in" style:auto-text-indent="false"/>
      <style:text-properties fo:color="#000000" loext:opacity="100%"/>
    </style:style>
    <style:style style:name="P23" style:family="paragraph" style:parent-style-name="Standard" style:list-style-name="WWNum3">
      <style:text-properties officeooo:rsid="0029352b" officeooo:paragraph-rsid="0029352b"/>
    </style:style>
    <style:style style:name="P24" style:family="paragraph" style:parent-style-name="Standard" style:list-style-name="WWNum3">
      <style:paragraph-properties fo:margin-left="1.5in" fo:margin-right="0in" fo:text-indent="-0.25in" style:auto-text-indent="false"/>
      <style:text-properties officeooo:rsid="002c6ce5" officeooo:paragraph-rsid="002c6ce5"/>
    </style:style>
    <style:style style:name="P25" style:family="paragraph" style:parent-style-name="Standard" style:list-style-name="WWNum3">
      <style:paragraph-properties fo:margin-left="1.5in" fo:margin-right="0in" fo:text-indent="-0.25in" style:auto-text-indent="false"/>
      <style:text-properties officeooo:rsid="002ebee5" officeooo:paragraph-rsid="002ebee5"/>
    </style:style>
    <style:style style:name="P26" style:family="paragraph" style:parent-style-name="Standard" style:list-style-name="WWNum3">
      <style:paragraph-properties fo:margin-left="1.5in" fo:margin-right="0in" fo:text-indent="-0.25in" style:auto-text-indent="false"/>
      <style:text-properties officeooo:rsid="001a84ff" officeooo:paragraph-rsid="001a84ff"/>
    </style:style>
    <style:style style:name="P27" style:family="paragraph" style:parent-style-name="Standard" style:list-style-name="WWNum3">
      <style:paragraph-properties fo:margin-left="2in" fo:margin-right="0in" fo:text-indent="-0.25in" style:auto-text-indent="false"/>
      <style:text-properties officeooo:rsid="001c9ce4" officeooo:paragraph-rsid="001c9ce4"/>
    </style:style>
    <style:style style:name="P28" style:family="paragraph" style:parent-style-name="Standard" style:list-style-name="WWNum3">
      <style:paragraph-properties fo:margin-left="0.5in" fo:margin-right="0in" fo:text-indent="-0.25in" style:auto-text-indent="false"/>
      <style:text-properties fo:color="#6aa84f" loext:opacity="100%" fo:font-style="italic" fo:font-weight="bold" style:font-style-asian="italic" style:font-weight-asian="bold"/>
    </style:style>
    <style:style style:name="P29" style:family="paragraph" style:parent-style-name="Standard" style:list-style-name="WWNum1">
      <style:paragraph-properties fo:margin-left="0.5in" fo:margin-right="0in" fo:text-indent="-0.25in" style:auto-text-indent="false"/>
      <style:text-properties fo:color="#6aa84f" loext:opacity="100%" fo:font-style="italic" fo:font-weight="bold" officeooo:rsid="0033d1a1" officeooo:paragraph-rsid="0033d1a1" style:font-style-asian="italic" style:font-weight-asian="bold"/>
    </style:style>
    <style:style style:name="P30" style:family="paragraph" style:parent-style-name="Standard" style:list-style-name="WWNum3">
      <style:text-properties fo:font-style="italic" style:font-style-asian="italic"/>
    </style:style>
    <style:style style:name="P31" style:family="paragraph" style:parent-style-name="Standard" style:list-style-name="WWNum1">
      <style:text-properties officeooo:rsid="0033d1a1" officeooo:paragraph-rsid="0033d1a1"/>
    </style:style>
    <style:style style:name="P32" style:family="paragraph" style:parent-style-name="Standard" style:list-style-name="WWNum1">
      <style:paragraph-properties fo:margin-left="0.5in" fo:margin-right="0in" fo:text-indent="-0.25in" style:auto-text-indent="false"/>
      <style:text-properties style:text-line-through-style="solid" style:text-line-through-type="single" officeooo:paragraph-rsid="0033d1a1"/>
    </style:style>
    <style:style style:name="P33" style:family="paragraph" style:parent-style-name="Standard" style:list-style-name="WWNum3">
      <style:paragraph-properties fo:margin-left="1.5in" fo:margin-right="0in" fo:text-indent="-0.25in" style:auto-text-indent="false"/>
      <style:text-properties officeooo:rsid="00363791" officeooo:paragraph-rsid="00363791"/>
    </style:style>
    <style:style style:name="P34" style:family="paragraph" style:parent-style-name="Standard" style:list-style-name="WWNum3">
      <style:paragraph-properties fo:margin-left="1.5in" fo:margin-right="0in" fo:text-indent="-0.25in" style:auto-text-indent="false"/>
      <style:text-properties officeooo:rsid="0037e5fa" officeooo:paragraph-rsid="0037e5fa"/>
    </style:style>
    <style:style style:name="P35" style:family="paragraph">
      <loext:graphic-properties draw:fill="solid" draw:fill-color="#a0a0a0"/>
      <style:paragraph-properties fo:text-align="center"/>
    </style:style>
    <style:style style:name="T1" style:family="text">
      <style:text-properties fo:font-size="8pt" fo:font-style="italic" style:font-size-asian="8pt" style:font-style-asian="italic" style:font-size-complex="8pt"/>
    </style:style>
    <style:style style:name="T2" style:family="text">
      <style:text-properties fo:color="#0000ee" loext:opacity="100%" style:text-underline-style="solid" style:text-underline-width="auto" style:text-underline-color="font-color"/>
    </style:style>
    <style:style style:name="T3" style:family="text">
      <style:text-properties fo:font-variant="normal" fo:text-transform="none" fo:color="#1155cc" loext:opacity="100%" style:text-line-through-style="none" style:text-line-through-type="none" style:text-position="0% 100%" style:font-name="Roboto" fo:font-size="10pt" fo:font-style="normal" style:text-underline-style="solid" style:text-underline-width="auto" style:text-underline-color="font-color" fo:font-weight="normal" fo:background-color="#ffffff" loext:char-shading-value="0" style:font-name-asian="Roboto1" style:font-size-asian="10pt" style:font-style-asian="normal" style:font-weight-asian="normal" style:font-name-complex="Roboto1" style:font-size-complex="10pt"/>
    </style:style>
    <style:style style:name="T4" style:family="text">
      <style:text-properties fo:color="#1155cc" loext:opacity="100%" fo:font-size="10pt" style:text-underline-style="solid" style:text-underline-width="auto" style:text-underline-color="font-color" style:font-size-asian="10pt" style:font-size-complex="10pt"/>
    </style:style>
    <style:style style:name="T5" style:family="text">
      <style:text-properties fo:color="#1155cc" loext:opacity="100%"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00" loext:opacity="100%"/>
    </style:style>
    <style:style style:name="T8" style:family="text">
      <style:text-properties officeooo:rsid="001e086d"/>
    </style:style>
    <style:style style:name="T9" style:family="text">
      <style:text-properties officeooo:rsid="001f00f1"/>
    </style:style>
    <style:style style:name="T10" style:family="text">
      <style:text-properties fo:color="#6aa84f" loext:opacity="100%" fo:font-style="italic" fo:font-weight="bold" style:font-style-asian="italic" style:font-weight-asian="bold"/>
    </style:style>
    <style:style style:name="T11" style:family="text">
      <style:text-properties fo:color="#6aa84f" loext:opacity="100%" fo:font-style="italic" fo:font-weight="bold" officeooo:rsid="00261ac3" style:font-style-asian="italic" style:font-weight-asian="bold"/>
    </style:style>
    <style:style style:name="T12" style:family="text">
      <style:text-properties officeooo:rsid="002df5b6"/>
    </style:style>
    <style:style style:name="T13" style:family="text">
      <style:text-properties officeooo:rsid="00343d09"/>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gramming 2 Design - Detailed Week Breakdown</text:p>
      <text:p text:style-name="P11">Last updated: Dec 2022</text:p>
      <text:p text:style-name="Standard"><text:span text:style-name="T1">Link to Parent:</text:span><text:a xlink:type="simple" xlink:href="https://docs.google.com/document/d/1JNDIMPmrgNwRfWrgkhf17pKhOBvO1oKn8-IH4x4ws04/edit" text:style-name="ListLabel_20_28" text:visited-style-name="ListLabel_20_28"><text:span text:style-name="T2">Programming 2 Design Plan</text:span></text:a></text:p>
      <text:p text:style-name="Standard"><draw:rect text:anchor-type="as-char" style:rel-width="100%" draw:z-index="0" draw:name="Shape1" draw:style-name="gr1" draw:text-style-name="P35"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ciz4iucqb7d" text:style-name="Index_20_Link" text:visited-style-name="Index_20_Link"><text:span text:style-name="T3">Topic Checklist</text:span></text:a></text:p>
          <text:p text:style-name="P2"><text:a xlink:type="simple" xlink:href="#_x41xrda96122" text:style-name="Index_20_Link" text:visited-style-name="Index_20_Link"><text:span text:style-name="T3">Weeks</text:span></text:a></text:p>
          <text:p text:style-name="P3"><text:a xlink:type="simple" xlink:href="#_8woitbe5evgz" text:style-name="Index_20_Link" text:visited-style-name="Index_20_Link"><text:span text:style-name="T4">Week 1 Reading and Writing Data</text:span></text:a></text:p>
          <text:p text:style-name="P3"><text:a xlink:type="simple" xlink:href="#_r2f7ey37qrcm" text:style-name="Index_20_Link" text:visited-style-name="Index_20_Link"><text:span text:style-name="T4">Week 2 Classes and Objects</text:span></text:a></text:p>
          <text:p text:style-name="P3"><text:a xlink:type="simple" xlink:href="#_bjh6us82qih6" text:style-name="Index_20_Link" text:visited-style-name="Index_20_Link"><text:span text:style-name="T4">Week 3 Subclasses and Error-handling</text:span></text:a></text:p>
          <text:p text:style-name="P3"><text:a xlink:type="simple" xlink:href="#_2q6qeo70isig" text:style-name="Index_20_Link" text:visited-style-name="Index_20_Link"><text:span text:style-name="T4">Week 4 SQL and Data Visualization</text:span></text:a></text:p>
          <text:p text:style-name="P3"><text:a xlink:type="simple" xlink:href="#_pxjt1ht2f4yr" text:style-name="Index_20_Link" text:visited-style-name="Index_20_Link"><text:span text:style-name="T4">Week 5 (Midterm Project)</text:span></text:a></text:p>
          <text:p text:style-name="P3"><text:a xlink:type="simple" xlink:href="#_t2vjn633g949" text:style-name="Index_20_Link" text:visited-style-name="Index_20_Link"><text:span text:style-name="T4">Week 6 Debugging</text:span></text:a></text:p>
          <text:p text:style-name="P3"><text:a xlink:type="simple" xlink:href="#_ixqtullhibjq" text:style-name="Index_20_Link" text:visited-style-name="Index_20_Link"><text:span text:style-name="T4">Week 7 Tests and Refactoring</text:span></text:a></text:p>
          <text:p text:style-name="P3"><text:a xlink:type="simple" xlink:href="#_8fagcz49j8qc" text:style-name="Index_20_Link" text:visited-style-name="Index_20_Link"><text:span text:style-name="T4">Week 8 Abstraction</text:span></text:a></text:p>
          <text:p text:style-name="P3"><text:a xlink:type="simple" xlink:href="#_b2obouvtxg38" text:style-name="Index_20_Link" text:visited-style-name="Index_20_Link"><text:span text:style-name="T4">Week 9 Advanced Topics</text:span></text:a></text:p>
          <text:p text:style-name="P3"><text:a xlink:type="simple" xlink:href="#_maybsvgjcv8g" text:style-name="Index_20_Link" text:visited-style-name="Index_20_Link"><text:span text:style-name="T4">Week 10 (Final Project)</text:span></text:a></text:p>
          <text:p text:style-name="P2"><text:a xlink:type="simple" xlink:href="#_s7e34xufiwf" text:style-name="Index_20_Link" text:visited-style-name="Index_20_Link"><text:span text:style-name="T4">Weeks</text:span></text:a></text:p>
          <text:p text:style-name="P3"><text:a xlink:type="simple" xlink:href="#_gr0ttoqkvklw" text:style-name="Index_20_Link" text:visited-style-name="Index_20_Link"><text:span text:style-name="T3">Week 3 Subclasses and Error-handling</text:span></text:a></text:p>
          <text:p text:style-name="P3"><text:a xlink:type="simple" xlink:href="#_9r1o70yns05j" text:style-name="Index_20_Link" text:visited-style-name="Index_20_Link"><text:span text:style-name="T3">Week 4 SQL and Data Visualization</text:span></text:a></text:p>
          <text:p text:style-name="P3"><text:a xlink:type="simple" xlink:href="#_hvmai4tbcfk4" text:style-name="Index_20_Link" text:visited-style-name="Index_20_Link"><text:span text:style-name="T3">Week 5 (Midterm Project)</text:span></text:a></text:p>
          <text:p text:style-name="P3"><text:a xlink:type="simple" xlink:href="#_acewf9r2f2mg" text:style-name="Index_20_Link" text:visited-style-name="Index_20_Link"><text:span text:style-name="T3">Week 6 Debugging</text:span></text:a></text:p>
          <text:p text:style-name="P3"><text:a xlink:type="simple" xlink:href="#_e0cs11wfisnr" text:style-name="Index_20_Link" text:visited-style-name="Index_20_Link"><text:span text:style-name="T3">Week 7 Tests and Refactoring</text:span></text:a></text:p>
          <text:p text:style-name="P3"><text:a xlink:type="simple" xlink:href="#_9v9w4azgylkg" text:style-name="Index_20_Link" text:visited-style-name="Index_20_Link"><text:span text:style-name="T3">Week 8 Abstraction</text:span></text:a></text:p>
          <text:p text:style-name="P3"><text:a xlink:type="simple" xlink:href="#_1n3terymlhik" text:style-name="Index_20_Link" text:visited-style-name="Index_20_Link"><text:span text:style-name="T3">Week 9 Advanced Topics</text:span></text:a></text:p>
          <text:p text:style-name="P4"><text:a xlink:type="simple" xlink:href="#_emdhzistqoqx" text:style-name="Index_20_Link" text:visited-style-name="Index_20_Link"><text:span text:style-name="T3">Week 10 (Final Project)</text:span></text:a></text:p>
        </text:index-body>
      </text:table-of-content>
      <text:p text:style-name="P9"><text:bookmark text:name="_fciz4iucqb7d"/>Topic Checklist</text:p>
      <text:list xml:id="list758945749" text:style-name="WWNum2">
        <text:list-item>
          <text:p text:style-name="P13">(We’ve described the course as one that contains these topics)</text:p>
        </text:list-item>
        <text:list-item>
          <text:p text:style-name="P13">✅Object Oriented Programming</text:p>
        </text:list-item>
        <text:list-item>
          <text:p text:style-name="P13">✅Databases</text:p>
        </text:list-item>
        <text:list-item>
          <text:p text:style-name="P13"><text:soft-page-break/>✅Regular Expressions</text:p>
        </text:list-item>
        <text:list-item>
          <text:p text:style-name="P13">✅Network Programming &amp; Using Web Services</text:p>
        </text:list-item>
        <text:list-item>
          <text:p text:style-name="P13">✅Data Visualization</text:p>
        </text:list-item>
      </text:list>
      <text:p text:style-name="P10"><text:bookmark text:name="_x41xrda96122"/>Weeks</text:p>
      <text:p text:style-name="Heading_20_3"><text:bookmark text:name="_8woitbe5evgz"/><text:span text:style-name="T6">Week 1</text:span> Reading and Writing Data</text:p>
      <text:list xml:id="list479212536" text:style-name="WWNum3">
        <text:list-item>
          <text:p text:style-name="P19">Completed<text:line-break/></text:p>
        </text:list-item>
      </text:list>
      <text:p text:style-name="Heading_20_3"><text:bookmark text:name="_r2f7ey37qrcm"/><text:span text:style-name="T6">Week 2</text:span> Classes and Objects</text:p>
      <text:list xml:id="list155703360061837" text:continue-numbering="true" text:style-name="WWNum3">
        <text:list-item>
          <text:p text:style-name="P15">Outline</text:p>
          <text:list>
            <text:list-item>
              <text:p text:style-name="P14">Introduce OOP. A class defines a ‘template’. Each instance behaves similarly to a dict with methods</text:p>
            </text:list-item>
            <text:list-item>
              <text:p text:style-name="P14">A dict is also an ‘object’ that has state and methods, but there’s not a way to add your own .x .y .myMethod()</text:p>
            </text:list-item>
            <text:list-item>
              <text:p text:style-name="P14">Point class (not perfect, but it does show how instances are independent)</text:p>
            </text:list-item>
            <text:list-item>
              <text:p text:style-name="P14">(Having a point class also gives member names like x and y which is easier to read than [0] and [1])</text:p>
            </text:list-item>
            <text:list-item>
              <text:p text:style-name="P14">You can make a list of Point instances</text:p>
            </text:list-item>
            <text:list-item>
              <text:p text:style-name="P14">(Let’s say you have a list of points. having a point class vs a tuple makes it easier to not have bugs where only one coord is there, since tuples have no enforcement)</text:p>
            </text:list-item>
            <text:list-item>
              <text:p text:style-name="P20">Recurring theme: better structuring the data is a way to have better constraints, which are a way to make code more resilient</text:p>
            </text:list-item>
            <text:list-item>
              <text:p text:style-name="P14">Classes have methods</text:p>
            </text:list-item>
            <text:list-item>
              <text:p text:style-name="P14">Discuss pseudocode</text:p>
              <text:list>
                <text:list-item>
                  <text:p text:style-name="P16">Introduce pass keyword, for stubbing, a part of the transition from pseudocode to working code.</text:p>
                </text:list-item>
              </text:list>
            </text:list-item>
            <text:list-item>
              <text:p text:style-name="P14">Casing conventions, e.g. uppercase class names</text:p>
            </text:list-item>
            <text:list-item>
              <text:p text:style-name="P14">Introduce special init() method</text:p>
            </text:list-item>
          </text:list>
        </text:list-item>
        <text:list-item>
          <text:p text:style-name="P15">Code Examples (some provided by us, some left to be written by students)</text:p>
          <text:list>
            <text:list-item>
              <text:p text:style-name="P14">Point example</text:p>
              <text:list>
                <text:list-item>
                  <text:p text:style-name="P16">Point class</text:p>
                </text:list-item>
                <text:list-item>
                  <text:p text:style-name="P16">Print-current-position method</text:p>
                </text:list-item>
                <text:list-item>
                  <text:p text:style-name="P16">Get-distance-from-origin method</text:p>
                </text:list-item>
                <text:list-item>
                  <text:p text:style-name="P16">Is-y-coordinate-greater-than-10 method</text:p>
                </text:list-item>
              </text:list>
            </text:list-item>
            <text:list-item>
              <text:p text:style-name="P14">Weather example</text:p>
              <text:list>
                <text:list-item>
                  <text:p text:style-name="P16">CurrentWeather class with temperature, rain chances, pressure</text:p>
                </text:list-item>
                <text:list-item>
                  <text:p text:style-name="P16">Methods to show temperature in celsius, in fahrenheit</text:p>
                </text:list-item>
                <text:list-item>
                  <text:p text:style-name="P16">CurrentWeekWeather class with city name, day, and list of (CurrentWeather, time) tuples</text:p>
                </text:list-item>
                <text:list-item>
                  <text:p text:style-name="P16"><text:soft-page-break/>Why is it more useful to structure the data this way? One reason is that Weather.getByCity(‘lagos’).getUpcomingDay(‘3’).temperature is easier to read than looping through the raw data. Semantics help us write code.</text:p>
                </text:list-item>
              </text:list>
            </text:list-item>
          </text:list>
        </text:list-item>
      </text:list>
      <text:p text:style-name="Standard"/>
      <text:p text:style-name="Heading_20_3"><text:bookmark text:name="_bjh6us82qih6"/><text:span text:style-name="T6">Week 3</text:span> Subclasses and Error-handling</text:p>
      <text:list xml:id="list155702388224887" text:continue-numbering="true" text:style-name="WWNum3">
        <text:list-item>
          <text:p text:style-name="P15">Outline</text:p>
          <text:list>
            <text:list-item>
              <text:p text:style-name="P14">Introduce inheritance. </text:p>
            </text:list-item>
            <text:list-item>
              <text:p text:style-name="P14">Clothes example</text:p>
              <text:list>
                <text:list-item>
                  <text:p text:style-name="P16">Like an item in the shopping cart for an online clothes store</text:p>
                </text:list-item>
                <text:list-item>
                  <text:p text:style-name="P16">Shirt class, init method and getCost() method. Color and pocketColor property. Cheaper if color==stripesColor.</text:p>
                </text:list-item>
                <text:list-item>
                  <text:p text:style-name="P16">Jacket class, init method and getCost() method. No pocketColor property.</text:p>
                </text:list-item>
                <text:list-item>
                  <text:p text:style-name="P16">There is some repeated code - isValidSize() ‘M’ ‘S’ ‘XL’ and isValidMaterial() and getCostPerSqrFoot().</text:p>
                </text:list-item>
                <text:list-item>
                  <text:p text:style-name="P16">Can pull this into a parent ClothingArticle class to get the shared logic and shared member vars</text:p>
                </text:list-item>
                <text:list-item>
                  <text:p text:style-name="P16">Child classes can call the parent </text:p>
                </text:list-item>
              </text:list>
            </text:list-item>
            <text:list-item>
              <text:p text:style-name="P14">Overriding and dunders</text:p>
              <text:list>
                <text:list-item>
                  <text:p text:style-name="P16">Mention that a child class can override parent methods</text:p>
                </text:list-item>
                <text:list-item>
                  <text:p text:style-name="P16">Introduce __str__ dunder, and just say that some methods are special, no need to elaborate further</text:p>
                </text:list-item>
              </text:list>
            </text:list-item>
            <text:list-item>
              <text:p text:style-name="P14">Exceptions</text:p>
              <text:list>
                <text:list-item>
                  <text:p text:style-name="P16">Try, except, raise</text:p>
                </text:list-item>
                <text:list-item>
                  <text:p text:style-name="P16">Good for parsing ints. TypeError or generic Exception.</text:p>
                </text:list-item>
                <text:list-item>
                  <text:p text:style-name="P16">isValidMaterial can raise instead of returning an error value all of the way back to the caller</text:p>
                </text:list-item>
              </text:list>
            </text:list-item>
            <text:list-item>
              <text:p text:style-name="P14">So far you’ve seen smallish classes. But from now on we’ll focus on larger classes that refer to other classes, since that shows the value of OOP even better.</text:p>
              <text:list>
                <text:list-item>
                  <text:p text:style-name="P16">Show an example: madlibs class. Base class does substitution. One implementation asks input from user. One implementation pulls from random list.</text:p>
                </text:list-item>
                <text:list-item>
                  <text:p text:style-name="P16">Note that they share the same “interface”.</text:p>
                </text:list-item>
              </text:list>
            </text:list-item>
            <text:list-item>
              <text:p text:style-name="P14">What are cases for OOP? (we won’t cover all of these, but for reference)</text:p>
              <text:list>
                <text:list-item>
                  <text:p text:style-name="P16">carve the problem space into separate places, to solve separate problems</text:p>
                </text:list-item>
                <text:list-item>
                  <text:p text:style-name="P16">interfaces + encapsulation, hides details+allows future implementation changes</text:p>
                </text:list-item>
                <text:list-item>
                  <text:p text:style-name="P16">don't have to pass as much state as params</text:p>
                </text:list-item>
                <text:list-item>
                  <text:p text:style-name="P16">concept of nouns+verbs</text:p>
                </text:list-item>
                <text:list-item>
                  <text:p text:style-name="P16">polymorphism/easy to extend if all use same interface</text:p>
                </text:list-item>
                <text:list-item>
                  <text:p text:style-name="P16">inheritance can be a way to reuse code</text:p>
                </text:list-item>
                <text:list-item>
                  <text:p text:style-name="P16">typesafety and vscode autocomplete</text:p>
                </text:list-item>
              </text:list>
            </text:list-item>
          </text:list>
        </text:list-item>
        <text:list-item>
          <text:p text:style-name="P15"><text:soft-page-break/>Code Examples (some provided by us, some left to be written by students)</text:p>
          <text:list>
            <text:list-item>
              <text:p text:style-name="P14">Parse an int and give it better error handling</text:p>
            </text:list-item>
            <text:list-item>
              <text:p text:style-name="P14">Example where deeply nested in functions and raising an Error to mark an error condition is simpler than passing return value</text:p>
            </text:list-item>
          </text:list>
        </text:list-item>
        <text:list-item>
          <text:p text:style-name="P23">Add an exercise (not project) for error-handling instead of tacking it onto the course enrollment assignment</text:p>
        </text:list-item>
        <text:list-item>
          <text:p text:style-name="P15"><text:span text:style-name="T10">COURSE PROJECT: OBJECT-ORIENTED COURSE </text:span><text:span text:style-name="T11">ENROLLMENT</text:span><text:span text:style-name="T10"> </text:span></text:p>
          <text:list>
            <text:list-item>
              <text:list>
                <text:list-item>
                  <text:p text:style-name="P24"><text:span text:style-name="T13">Written, s</text:span>ee repo.</text:p>
                </text:list-item>
                <text:list-item>
                  <text:p text:style-name="P25">Best not to use concepts they just learned that week in the project.</text:p>
                </text:list-item>
              </text:list>
            </text:list-item>
          </text:list>
        </text:list-item>
      </text:list>
      <text:p text:style-name="Standard"/>
      <text:p text:style-name="Heading_20_3"><text:bookmark text:name="_2q6qeo70isig"/><text:span text:style-name="T6">Week 4</text:span> SQL and Data Visualization</text:p>
      <text:p text:style-name="Standard"/>
      <text:list xml:id="list155702246896624" text:continue-numbering="true" text:style-name="WWNum3">
        <text:list-item>
          <text:p text:style-name="P15">Outline</text:p>
          <text:list>
            <text:list-item>
              <text:p text:style-name="P14">Sql</text:p>
              <text:list>
                <text:list-item>
                  <text:p text:style-name="P16">Discuss ‘querying data’</text:p>
                  <text:list>
                    <text:list-item>
                      <text:p text:style-name="P17">Recall the clothes example, Shirts, colors, pocketColors.</text:p>
                    </text:list-item>
                    <text:list-item>
                      <text:p text:style-name="P17">How would we do a search where we want to look for all in the list with Size=M, color=White?</text:p>
                    </text:list-item>
                    <text:list-item>
                      <text:p text:style-name="P17">Quickly move on from this example (the structures there had inheritance parents/children but sql is flat)</text:p>
                    </text:list-item>
                    <text:list-item>
                      <text:p text:style-name="P17">Or what if we had a data set with world cup player names, minutes played, goals scored, shots on goal, yellow cards, red cards, country, appearances?</text:p>
                    </text:list-item>
                    <text:list-item>
                      <text:p text:style-name="P17">Show code example with a list of player stats instances</text:p>
                    </text:list-item>
                    <text:list-item>
                      <text:p text:style-name="P17">Show the loops to filter that way, builds off of filters in programming-1</text:p>
                    </text:list-item>
                    <text:list-item>
                      <text:p text:style-name="P17">What if there were a concise way to express that, rather than lots of lines of code</text:p>
                    </text:list-item>
                  </text:list>
                </text:list-item>
                <text:list-item>
                  <text:p text:style-name="P26">Benefits of DB:</text:p>
                  <text:list>
                    <text:list-item>
                      <text:p text:style-name="P27">Enforce shape. Don’t need to worry about persistence format. <text:span text:style-name="T8">Saves don’t need to persist entire file(less writing).</text:span> Easy to write queries. Fast <text:span text:style-name="T9">(indexes)</text:span>.</text:p>
                    </text:list-item>
                  </text:list>
                </text:list-item>
                <text:list-item>
                  <text:p text:style-name="P18">And what if a schema could enforce structure, since python’s lists are too flexible</text:p>
                </text:list-item>
                <text:list-item>
                  <text:p text:style-name="P16">Show writing sql queries: from country x and position = y and appearances &gt; 10</text:p>
                </text:list-item>
                <text:list-item>
                  <text:p text:style-name="P16">Limit 5, Order by goals_scored desc</text:p>
                </text:list-item>
                <text:list-item>
                  <text:p text:style-name="P16">Insert, update, delete</text:p>
                </text:list-item>
                <text:list-item>
                  <text:p text:style-name="P16"><text:span text:style-name="T7">Tool: </text:span><text:a xlink:type="simple" xlink:href="https://sqlbolt.com/" text:style-name="ListLabel_20_29" text:visited-style-name="ListLabel_20_29"><text:span text:style-name="T5">https://sqlbolt.com/</text:span></text:a></text:p>
                </text:list-item>
              </text:list>
            </text:list-item>
            <text:list-item>
              <text:p text:style-name="P21">Data vis</text:p>
              <text:list>
                <text:list-item>
                  <text:p text:style-name="P22">Show how to install matplotlib</text:p>
                </text:list-item>
                <text:list-item>
                  <text:p text:style-name="P22">Show scatter plot with shots on goal vs time played. Should be a trend upwards, more time someone plays = more time for them to take shots. And can identify really good young players.</text:p>
                </text:list-item>
              </text:list>
            </text:list-item>
          </text:list>
        </text:list-item>
        <text:list-item>
          <text:p text:style-name="P15">Code Examples (some provided by us, some left to be written by students)</text:p>
          <text:list>
            <text:list-item>
              <text:p text:style-name="P14"><text:soft-page-break/>SQL</text:p>
              <text:list>
                <text:list-item>
                  <text:p text:style-name="P16">Create fake players for a fake new country and add data for them</text:p>
                </text:list-item>
                <text:list-item>
                  <text:p text:style-name="P16">Update one of the fake players to give them a goal, they just scored</text:p>
                </text:list-item>
                <text:list-item>
                  <text:p text:style-name="P16">Delete the fake players you added while keeping rest of data intact</text:p>
                </text:list-item>
              </text:list>
            </text:list-item>
            <text:list-item>
              <text:p text:style-name="P14">Data vis.</text:p>
              <text:list>
                <text:list-item>
                  <text:p text:style-name="P16">We provide a bar chart showing number of apps for players in a country. Modify it to show number of goals in a different country.</text:p>
                </text:list-item>
                <text:list-item>
                  <text:p text:style-name="P16">We provide <text:span text:style-name="T7">scatter plot with shots on goal vs time played. Draw the plot again with your fake players. Draw plot with goals 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5"/>
      <text:p text:style-name="Heading_20_3"><text:bookmark text:name="_pxjt1ht2f4yr"/><text:span text:style-name="T6">Week 5</text:span> (Midterm Project)</text:p>
      <text:list xml:id="list155703464804671" text:continue-numbering="true" text:style-name="WWNum3">
        <text:list-item>
          <text:p text:style-name="P28">MIDTERM PROJECT: OBJECT-ORIENTED MICROPROCESSOR (autogradable)</text:p>
          <text:list>
            <text:list-item>
              <text:p text:style-name="P14">Build on <text:s/><text:a xlink:type="simple" xlink:href="https://github.com/kiboschool/microprocessor-simulation" text:style-name="ListLabel_20_29" text:visited-style-name="ListLabel_20_29"><text:span text:style-name="T5">https://github.com/kiboschool/microprocessor-simulation</text:span></text:a></text:p>
            </text:list-item>
            <text:list-item>
              <text:p text:style-name="P14">Make a Microprocessor class that has a method runInstruction() and helper methods for implementing the ops</text:p>
            </text:list-item>
            <text:list-item>
              <text:p text:style-name="P14">Get it working so that it can run the prior examples</text:p>
            </text:list-item>
            <text:list-item>
              <text:p text:style-name="P14">Then add a new feature</text:p>
              <text:list>
                <text:list-item>
                  <text:p text:style-name="P16">instead of a number can put the special string <text:span text:style-name="T6">askForInput </text:span>to get a number. Enforce valid integer.</text:p>
                </text:list-item>
                <text:list-item>
                  <text:p text:style-name="P16">instead of a number can put the special string <text:span text:style-name="T6">result </text:span>to the refer to previous number computed</text:p>
                </text:list-item>
                <text:list-item>
                  <text:p text:style-name="P16">(this will have to be state on the class)</text:p>
                </text:list-item>
                <text:list-item>
                  <text:p text:style-name="P16">So you could say {add 4, 5}, {add result, 5}, {print result}</text:p>
                </text:list-item>
                <text:list-item>
                  <text:p text:style-name="P16">This way you can make it do real computation</text:p>
                </text:list-item>
                <text:list-item>
                  <text:p text:style-name="P16">We’ll give a little demo ‘program’ to do something like convert celsius to fahrenheit and print answer</text:p>
                </text:list-item>
              </text:list>
            </text:list-item>
            <text:list-item>
              <text:p text:style-name="P14">Don’t worry about making any other classes (each operation could be a class (e.g. a base class could parse input into a list that children interpret) but it doesn’t need to be (there will still be an if-then mapping opname to logic, just earlier))</text:p>
            </text:list-item>
            <text:list-item>
              <text:p text:style-name="P14">Benefit of OOP for this:</text:p>
              <text:list>
                <text:list-item>
                  <text:p text:style-name="P16">state is confined to one place</text:p>
                </text:list-item>
                <text:list-item>
                  <text:p text:style-name="P16">Could make a child class that logs</text:p>
                </text:list-item>
                <text:list-item>
                  <text:p text:style-name="P16">Could make a child class that measures stats</text:p>
                </text:list-item>
              </text:list>
            </text:list-item>
            <text:list-item>
              <text:p text:style-name="P14">Make a child class of the microprocessor that writes the <text:span text:style-name="T6">result</text:span> down into a file each time.</text:p>
            </text:list-item>
          </text:list>
        </text:list-item>
      </text:list>
      <text:p text:style-name="Standard"/>
      <text:p text:style-name="Heading_20_3"><text:bookmark text:name="_t2vjn633g949"/><text:span text:style-name="T6">Week 6</text:span> Debugging</text:p>
      <text:p text:style-name="Standard"/>
      <text:list xml:id="list155703934804197" text:continue-numbering="true" text:style-name="WWNum3">
        <text:list-item>
          <text:p text:style-name="P15">Outline</text:p>
          <text:list>
            <text:list-item>
              <text:p text:style-name="P14"><text:soft-page-break/>Theme for this week is “how to explore code”, 1) investigate a bug, 2) investigate another body of code to learn how it works 3) readability considerations</text:p>
            </text:list-item>
            <text:list-item>
              <text:p text:style-name="P14">Show print debugging</text:p>
              <text:list>
                <text:list-item>
                  <text:p text:style-name="P16">Tips like pretty-print, dump all local vars, dump object’s __dict__, repr to see whitespace chars</text:p>
                </text:list-item>
              </text:list>
            </text:list-item>
            <text:list-item>
              <text:p text:style-name="P14">Show stop-the-world debugging</text:p>
              <text:list>
                <text:list-item>
                  <text:p text:style-name="P16">PythonTutor helps show this</text:p>
                </text:list-item>
                <text:list-item>
                  <text:p text:style-name="P16">Useful for duck typing scenarios when you don’t know the object</text:p>
                </text:list-item>
              </text:list>
            </text:list-item>
            <text:list-item>
              <text:p text:style-name="P14">Discuss ways to organize code that make it harder vs easier to read</text:p>
            </text:list-item>
            <text:list-item>
              <text:p text:style-name="P14">Discuss ways to explore large codebases, even those in a different language</text:p>
              <text:list>
                <text:list-item>
                  <text:p text:style-name="P16">Search for strings and work backwards</text:p>
                </text:list-item>
                <text:list-item>
                  <text:p text:style-name="P16">print-trace-debugging to see what is getting executed. Or log to a file for ui programs.</text:p>
                </text:list-item>
                <text:list-item>
                  <text:p text:style-name="P16">Find-in-files is useful, limit file types e.g. to not include docs/css</text:p>
                </text:list-item>
                <text:list-item>
                  <text:p text:style-name="P16">Drill down using VsCode F12. And go higher by using callers with ‘find references’.</text:p>
                </text:list-item>
                <text:list-item>
                  <text:p text:style-name="P16">Large projects are often lots of puzzle pieces fitting together.</text:p>
                </text:list-item>
                <text:list-item>
                  <text:p text:style-name="P16">Thoroughly learn something by porting it to a new platform</text:p>
                </text:list-item>
                <text:list-item>
                  <text:p text:style-name="P16">Sometimes looking for main() at the top works, sometimes it doesn’t</text:p>
                </text:list-item>
                <text:list-item>
                  <text:p text:style-name="P16">Some languages have braces. Some languages need a compilation step.</text:p>
                </text:list-item>
                <text:list-item>
                  <text:p text:style-name="P16">Changing strings is a way to ensure your changes are working</text:p>
                </text:list-item>
                <text:list-item>
                  <text:p text:style-name="P16">Write a little script to call into one low-level part of the program to see if it can be run independently</text:p>
                </text:list-item>
              </text:list>
            </text:list-item>
          </text:list>
        </text:list-item>
      </text:list>
      <text:p text:style-name="P7"/>
      <text:list xml:id="list155703625444738" text:continue-numbering="true" text:style-name="WWNum3">
        <text:list-item>
          <text:p text:style-name="P15">Code Examples (some provided by us, some left to be written by students)</text:p>
          <text:list>
            <text:list-item>
              <text:p text:style-name="P14">Lab: fix a bug in a provided nontrivial codebase</text:p>
            </text:list-item>
            <text:list-item>
              <text:p text:style-name="P14">Possibly: take the midterm project from another student, and add a feature to it, while keeping it running and preserving the style</text:p>
            </text:list-item>
            <text:list-item>
              <text:p text:style-name="P14">Split into separate functions and files</text:p>
            </text:list-item>
            <text:list-item>
              <text:p text:style-name="P14">Write documentation - docstrings, comments, improve variable names</text:p>
            </text:list-item>
          </text:list>
        </text:list-item>
      </text:list>
      <text:p text:style-name="Standard"/>
      <text:p text:style-name="Heading_20_3"><text:bookmark text:name="_ixqtullhibjq"/><text:span text:style-name="T6">Week 7</text:span> Tests and Refactoring</text:p>
      <text:p text:style-name="Standard"/>
      <text:list xml:id="list155702729627135" text:continue-numbering="true" text:style-name="WWNum3">
        <text:list-item>
          <text:p text:style-name="P15">Outline</text:p>
          <text:list>
            <text:list-item>
              <text:p text:style-name="P14">Introduce testing</text:p>
            </text:list-item>
            <text:list-item>
              <text:p text:style-name="P14">Show testing examples</text:p>
            </text:list-item>
            <text:list-item>
              <text:p text:style-name="P14">Introduce refactoring (incorporating thoughts on readability from week 6)</text:p>
              <text:list>
                <text:list-item>
                  <text:p text:style-name="P16">New theme - higher level of thinking about coding, not just what, but why. Rob: Decomposition, Objects, what is ‘good’, why certain strategies / tips help to avoid kinds of problems</text:p>
                </text:list-item>
                <text:list-item>
                  <text:p text:style-name="P16"><text:soft-page-break/>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14">Discuss how testing can help with refactoring (pinning)</text:p>
            </text:list-item>
            <text:list-item>
              <text:p text:style-name="P14">Writing test cases on the boundaries to catch the most bugs</text:p>
            </text:list-item>
            <text:list-item>
              <text:p text:style-name="P14">Writing test cases where the branches are to catch the most bugs (follow each branch, ‘coverage’)</text:p>
            </text:list-item>
            <text:list-item>
              <text:p text:style-name="P14">Writing test cases whenever a bug has been identified, that indicates it’s a weak part</text:p>
            </text:list-item>
            <text:list-item>
              <text:p text:style-name="P14">Discuss assert (for checking data) and how it makes code less fragile</text:p>
            </text:list-item>
            <text:list-item>
              <text:p text:style-name="P14">Convert from position parameters to named parameters - named params can be less fragile</text:p>
            </text:list-item>
          </text:list>
        </text:list-item>
        <text:list-item>
          <text:p text:style-name="P15">Code Examples (some provided by us, some left to be written by students)</text:p>
          <text:list>
            <text:list-item>
              <text:p text:style-name="P14">We provide a buggy “microprocessor” implementation. Write tests to identify that bugs, and fix them</text:p>
            </text:list-item>
          </text:list>
        </text:list-item>
        <text:list-item>
          <text:p text:style-name="P28">COURSE PROJECT: OBJECT-ORIENTED CLOTHING STORE</text:p>
          <text:list>
            <text:list-item>
              <text:p text:style-name="P14">Similar skills as the CourseManager final project from programming-1.</text:p>
            </text:list-item>
            <text:list-item>
              <text:p text:style-name="P30">We can make this simple - it’s just an end-of-week project.</text:p>
            </text:list-item>
            <text:list-item>
              <text:p text:style-name="P14">Flow: Run console app. See options View Shirts, View Hats, View Shoes, View Cart, Buy Items in Cart, View Previous Purchases</text:p>
              <text:list>
                <text:list-item>
                  <text:p text:style-name="P16">When Viewing, can Add To Cart</text:p>
                </text:list-item>
                <text:list-item>
                  <text:p text:style-name="P16">Pick a Quantity and parseInt on it</text:p>
                </text:list-item>
                <text:list-item>
                  <text:p text:style-name="P16">Totalling the cart cost does demo a nice polymorphism property of just calling .getPrice() on everything</text:p>
                </text:list-item>
                <text:list-item>
                  <text:p text:style-name="P16">When completing purchase</text:p>
                  <text:list>
                    <text:list-item>
                      <text:p text:style-name="P17">Persist simple object with Price, DatePurchased, Quantity, Item Description</text:p>
                    </text:list-item>
                    <text:list-item>
                      <text:p text:style-name="P17">Can save to json</text:p>
                    </text:list-item>
                    <text:list-item>
                      <text:p text:style-name="P17">Can also save by inserting rows to a db to sqlite</text:p>
                    </text:list-item>
                  </text:list>
                </text:list-item>
                <text:list-item>
                  <text:p text:style-name="P16">No need for more features: no need to persist anything else, no read from inventory json, no need for counting stock/inventory, compute prices, sales/10% off coupon</text:p>
                </text:list-item>
              </text:list>
            </text:list-item>
          </text:list>
        </text:list-item>
        <text:list-item>
          <text:p text:style-name="P15">We’ll provide many tests, student must write a couple of their own (which we can meta-test if we enforce the test looks a certain way) </text:p>
        </text:list-item>
      </text:list>
      <text:p text:style-name="P6"/>
      <text:p text:style-name="Heading_20_3"><text:bookmark text:name="_8fagcz49j8qc"/><text:span text:style-name="T6">Week 8 </text:span>Abstraction</text:p>
      <text:p text:style-name="Standard"/>
      <text:list xml:id="list155703166249818" text:continue-numbering="true" text:style-name="WWNum3">
        <text:list-item>
          <text:p text:style-name="P15">Outline</text:p>
          <text:list>
            <text:list-item>
              <text:p text:style-name="P14">(We can also use this week as a buffer depending on progress of previous classes)</text:p>
            </text:list-item>
            <text:list-item>
              <text:p text:style-name="P14">(Go back to the “ways OOP helps us write code” list above)</text:p>
            </text:list-item>
            <text:list-item>
              <text:p text:style-name="P14">Helper functions (easier to discuss by showing examples)</text:p>
              <text:list>
                <text:list-item>
                  <text:p text:style-name="P16">Writing to a text file takes a few lines of code, what if you use that a lot?</text:p>
                </text:list-item>
                <text:list-item>
                  <text:p text:style-name="P16">Reading weather from a certain city takes a few lines of code, make a helper</text:p>
                  <text:list>
                    <text:list-item>
                      <text:p text:style-name="P17"><text:soft-page-break/>And abstract it again to use another helper that reads json from any api and parses the json</text:p>
                    </text:list-item>
                  </text:list>
                </text:list-item>
                <text:list-item>
                  <text:p text:style-name="P16">Only fix the bug in one place. Only add the new feature in one place. DRY if possible.</text:p>
                </text:list-item>
                <text:list-item>
                  <text:p text:style-name="P16">Trade-off, you get less flexibility. But gain simplicity.</text:p>
                </text:list-item>
              </text:list>
            </text:list-item>
            <text:list-item>
              <text:p text:style-name="P14">Interfaces</text:p>
              <text:list>
                <text:list-item>
                  <text:p text:style-name="P16">Important concept that we’ll use for this week’s project and final project</text:p>
                </text:list-item>
                <text:list-item>
                  <text:p text:style-name="P16">Like helper functions, they hide the details</text:p>
                </text:list-item>
                <text:list-item>
                  <text:p text:style-name="P16">You can even switch between them though, calling code does not change</text:p>
                </text:list-item>
              </text:list>
            </text:list-item>
            <text:list-item>
              <text:p text:style-name="P14">Why do people use json?</text:p>
              <text:list>
                <text:list-item>
                  <text:p text:style-name="P16">Let’s consider a world where everything was a one-off text format</text:p>
                </text:list-item>
                <text:list-item>
                  <text:p text:style-name="P16">We’re trying to persist a simplified soccer player goals example.</text:p>
                </text:list-item>
                <text:list-item>
                  <text:p text:style-name="P16">What if there are bugs in the data coming in? Or it’s from another version of the program? Don’t want bad data structure coming in or your program will malfunction</text:p>
                </text:list-item>
                <text:list-item>
                  <text:p text:style-name="P16">Light discussion of regex as to how to parse the input, say tab-delimited and # of goals is an integer</text:p>
                  <text:list>
                    <text:list-item>
                      <text:p text:style-name="P17">regexone.com</text:p>
                    </text:list-item>
                  </text:list>
                </text:list-item>
                <text:list-item>
                  <text:p text:style-name="P16">That would be quicker than parsing into vars and checking if int, # of fields, etc</text:p>
                </text:list-item>
                <text:list-item>
                  <text:p text:style-name="P16">But still needs a custom regex.</text:p>
                </text:list-item>
                <text:list-item>
                  <text:p text:style-name="P16">JSON though is a great way to not need to write the regex</text:p>
                </text:list-item>
              </text:list>
            </text:list-item>
            <text:list-item>
              <text:p text:style-name="P14">Examples</text:p>
              <text:list>
                <text:list-item>
                  <text:p text:style-name="P16">persist() and load() can be abstract methods– different implementations</text:p>
                  <text:list>
                    <text:list-item>
                      <text:p text:style-name="P17">We’re persisting some data but we were beginning programmers and wrote it to a text file format</text:p>
                    </text:list-item>
                    <text:list-item>
                      <text:p text:style-name="P17">We then realized we can use JSON (easier parsing)</text:p>
                    </text:list-item>
                    <text:list-item>
                      <text:p text:style-name="P17">We then realized we can use sql (better enforces structure)</text:p>
                    </text:list-item>
                    <text:list-item>
                      <text:p text:style-name="P17">Because persist() and load() were abstract methods, the calling code didn’t need to change as we made these changes</text:p>
                    </text:list-item>
                  </text:list>
                </text:list-item>
                <text:list-item>
                  <text:p text:style-name="P16">One way we abstract on writing to db is an ‘orm’</text:p>
                </text:list-item>
                <text:list-item>
                  <text:p text:style-name="P16">render() can be an abstract method </text:p>
                  <text:list>
                    <text:list-item>
                      <text:p text:style-name="P17">Render to console,</text:p>
                    </text:list-item>
                    <text:list-item>
                      <text:p text:style-name="P17">Render using PIL to save a png to disk</text:p>
                    </text:list-item>
                  </text:list>
                </text:list-item>
              </text:list>
            </text:list-item>
            <text:list-item>
              <text:p text:style-name="P14">Abstraction/interfaces are a key part of code quality</text:p>
            </text:list-item>
            <text:list-item>
              <text:p text:style-name="P14">Rob’s thoughts on code quality:</text:p>
              <text:list>
                <text:list-item>
                  <text:p text:style-name="P16">Heuristic measures of ‘good’ code…</text:p>
                  <text:list>
                    <text:list-item>
                      <text:p text:style-name="P17">How easy is it to change?</text:p>
                    </text:list-item>
                    <text:list-item>
                      <text:p text:style-name="P17">How easy is it for someone else to understand?</text:p>
                    </text:list-item>
                    <text:list-item>
                      <text:p text:style-name="P17">Linter warnings</text:p>
                    </text:list-item>
                    <text:list-item>
                      <text:p text:style-name="P17"><text:soft-page-break/>Lines of code</text:p>
                    </text:list-item>
                  </text:list>
                </text:list-item>
                <text:list-item>
                  <text:p text:style-name="P16">How fast is your code? Objective measures of ‘good’ code…</text:p>
                  <text:list>
                    <text:list-item>
                      <text:p text:style-name="P17">Runtime / benchmarking speed</text:p>
                    </text:list-item>
                    <text:list-item>
                      <text:p text:style-name="P17">Memory / benchmarking RAM</text:p>
                    </text:list-item>
                    <text:list-item>
                      <text:p text:style-name="P17">Kinds of operations / slowness</text:p>
                    </text:list-item>
                  </text:list>
                </text:list-item>
                <text:list-item>
                  <text:p text:style-name="P16">How correct is your code?</text:p>
                  <text:list>
                    <text:list-item>
                      <text:p text:style-name="P17">Does it pass the tests?</text:p>
                    </text:list-item>
                    <text:list-item>
                      <text:p text:style-name="P17">Do the tests check all the possible ways your program could be used?</text:p>
                    </text:list-item>
                    <text:list-item>
                      <text:p text:style-name="P17">Are there other ways your program could be correct or incorrect?</text:p>
                    </text:list-item>
                  </text:list>
                </text:list-item>
                <text:list-item>
                  <text:p text:style-name="P16">How good is your application?</text:p>
                  <text:list>
                    <text:list-item>
                      <text:p text:style-name="P17">Does it have all the good features?</text:p>
                    </text:list-item>
                    <text:list-item>
                      <text:p text:style-name="P17">What features does it have that it should not?</text:p>
                    </text:list-item>
                  </text:list>
                </text:list-item>
              </text:list>
            </text:list-item>
          </text:list>
        </text:list-item>
        <text:list-item>
          <text:p text:style-name="P28">COURSE PROJECT: REFACTORED PHONE BOOK (guided, autogradable, student barely writes new code)</text:p>
          <text:list>
            <text:list-item>
              <text:p text:style-name="P14">GUIDED PHONE BOOK REFACTORING</text:p>
              <text:list>
                <text:list-item>
                  <text:p text:style-name="P16">Make it into OOP</text:p>
                </text:list-item>
                <text:list-item>
                  <text:p text:style-name="P16">Abstraction comes into play – we changed the implementation and calling code+tests do not change!</text:p>
                </text:list-item>
                <text:list-item>
                  <text:p text:style-name="P16">We added a feature for inverse lookup</text:p>
                </text:list-item>
                <text:list-item>
                  <text:p text:style-name="P16">Tests still pass</text:p>
                </text:list-item>
                <text:list-item>
                  <text:p text:style-name="P16">Student writes a new test, say for the new inverse lookup feature</text:p>
                </text:list-item>
                <text:list-item>
                  <text:p text:style-name="P16">(one testing principle is not to have too many implementation assumptions, test the public interface if possible)</text:p>
                </text:list-item>
                <text:list-item>
                  <text:p text:style-name="P33">It’s all a video to walk through.</text:p>
                </text:list-item>
                <text:list-item>
                  <text:p text:style-name="P34">The project is to do this: </text:p>
                </text:list-item>
              </text:list>
            </text:list-item>
          </text:list>
        </text:list-item>
      </text:list>
      <text:p text:style-name="P8"/>
      <text:p text:style-name="Standard"/>
      <text:p text:style-name="Standard"/>
      <text:p text:style-name="Heading_20_3"><text:bookmark text:name="_b2obouvtxg38"/><text:span text:style-name="T6">Week 9 </text:span>Advanced Topics</text:p>
      <text:p text:style-name="Standard"/>
      <text:list xml:id="list155702716080971" text:continue-numbering="true" text:style-name="WWNum3">
        <text:list-item>
          <text:p text:style-name="P15">Outline</text:p>
          <text:list>
            <text:list-item>
              <text:p text:style-name="P14">(We can also use this week as a buffer depending on progress of previous classes)</text:p>
            </text:list-item>
            <text:list-item>
              <text:p text:style-name="P14">(Don’t put “images” in the week topic, because we might rush the images part depending on class progress)</text:p>
            </text:list-item>
            <text:list-item>
              <text:p text:style-name="P14">Review previous weeks</text:p>
            </text:list-item>
            <text:list-item>
              <text:p text:style-name="P14">Render to a graphical user interface</text:p>
              <text:list>
                <text:list-item>
                  <text:p text:style-name="P16">mention the terms GUI, pygame, tkinter, pyqt</text:p>
                </text:list-item>
                <text:list-item>
                  <text:p text:style-name="P16">go no further unless there’s time.</text:p>
                </text:list-item>
              </text:list>
            </text:list-item>
            <text:list-item>
              <text:p text:style-name="P14"><text:soft-page-break/>Running a process - will be used by tic-tac-toe example to show the image</text:p>
            </text:list-item>
            <text:list-item>
              <text:p text:style-name="P14">Drawing with PIL</text:p>
            </text:list-item>
            <text:list-item>
              <text:p text:style-name="P14">Measurement / benchmarking / algorithms</text:p>
              <text:list>
                <text:list-item>
                  <text:p text:style-name="P16">Speed of reading from internet vs reading disk vs reading from memory</text:p>
                </text:list-item>
                <text:list-item>
                  <text:p text:style-name="P16">Dicts are usually faster than lists that have to loop</text:p>
                </text:list-item>
                <text:list-item>
                  <text:p text:style-name="P16">Sets are a way to have a dict that just indicates presence</text:p>
                </text:list-item>
              </text:list>
            </text:list-item>
            <text:list-item>
              <text:p text:style-name="P14">If time, mention type safety</text:p>
              <text:list>
                <text:list-item>
                  <text:p text:style-name="P16">(quickly show code but no runnable exercise or replit because it’s not worth spending time on yet)</text:p>
                </text:list-item>
              </text:list>
            </text:list-item>
            <text:list-item>
              <text:p text:style-name="P14">If time, comprehensions?</text:p>
            </text:list-item>
            <text:list-item>
              <text:p text:style-name="P14">If time, look at a nontrivial open source project</text:p>
            </text:list-item>
          </text:list>
        </text:list-item>
        <text:list-item>
          <text:p text:style-name="P15">Code Examples (some provided by us, some left to be written by students)</text:p>
          <text:list>
            <text:list-item>
              <text:p text:style-name="P14">Example running a process</text:p>
            </text:list-item>
            <text:list-item>
              <text:p text:style-name="P14">Example running a process - to show an image - </text:p>
              <text:list>
                <text:list-item>
                  <text:p text:style-name="P16">eog test.jpg mspaint test.jpg open test.jpg <text:s/>open -a test.jpg qlmanage -p filename.jpg</text:p>
                </text:list-item>
              </text:list>
            </text:list-item>
            <text:list-item>
              <text:p text:style-name="P14">Example drawing lines/rect/circle/other pngs with PIL and saving to png</text:p>
            </text:list-item>
            <text:list-item>
              <text:p text:style-name="P14">Student can draw a shape</text:p>
            </text:list-item>
          </text:list>
        </text:list-item>
      </text:list>
      <text:p text:style-name="Standard"/>
      <text:p text:style-name="Heading_20_3"><text:bookmark text:name="_maybsvgjcv8g"/><text:span text:style-name="T6">Week 10</text:span> (Final Project)</text:p>
      <text:p text:style-name="Standard"/>
      <text:list xml:id="list2931818028" text:style-name="WWNum1">
        <text:list-item>
          <text:p text:style-name="P29">FINAL PROJECT: ART GENERATOR</text:p>
          <text:list>
            <text:list-item>
              <text:p text:style-name="P31">Classes for textures</text:p>
            </text:list-item>
          </text:list>
          <text:p text:style-name="P32"/>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loext:opacity="100%"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333333" loext:opacity="100%" style:font-name="Roboto" fo:font-size="10pt" fo:language="en" fo:country="none" style:letter-kerning="false" fo:background-color="#ffffff" style:font-name-asian="Roboto1" style:font-size-asian="10pt" style:language-asian="zh" style:country-asian="CN" style:font-name-complex="Robo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522a9"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3-01-13T15:56:33.374000000</dc:date>
    <meta:editing-duration>P1DT14H21M13S</meta:editing-duration>
    <meta:editing-cycles>25</meta:editing-cycles>
    <meta:document-statistic meta:table-count="0" meta:image-count="0" meta:object-count="0" meta:page-count="10" meta:paragraph-count="284" meta:word-count="2957" meta:character-count="16276" meta:non-whitespace-character-count="13837"/>
  </office:meta>
</office:document-meta>
</file>